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8-27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7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7-0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6-02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3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2-24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1-2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2-20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1-27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0-2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9-30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8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8-02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6-1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6-12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5-29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4-25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4-23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3-21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2-22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4-01-25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3-12-20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3-11-28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3-10-2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3-09-28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3-08-30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3-07-27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3-06-22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3-06-20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3-06-02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3-04-24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3-03-27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3-02-02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3-01-04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12-01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10-26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9-21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8-31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7-2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6-2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5-2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5-03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3-3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1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2-30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1-2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0-2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9-28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8-30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7-27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6-30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6-0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4-26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4-01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3-0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0824" calcext:value-type="float">
            <text:p>12.1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26072258065" calcext:value-type="float">
            <text:p>12.23260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4144" calcext:value-type="float">
            <text:p>12.25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67049032258" calcext:value-type="float">
            <text:p>12.27670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13672" calcext:value-type="float">
            <text:p>12.36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28147096774" calcext:value-type="float">
            <text:p>12.71281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6779354839" calcext:value-type="float">
            <text:p>12.51567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97832" calcext:value-type="float">
            <text:p>11.87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93517419355" calcext:value-type="float">
            <text:p>11.74935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87928" calcext:value-type="float">
            <text:p>11.77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5898064516" calcext:value-type="float">
            <text:p>11.89658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11169655172" calcext:value-type="float">
            <text:p>12.011116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5091483871" calcext:value-type="float">
            <text:p>12.12509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5210322581" calcext:value-type="float">
            <text:p>12.24352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36304" calcext:value-type="float">
            <text:p>12.33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18781935484" calcext:value-type="float">
            <text:p>12.42187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4072" calcext:value-type="float">
            <text:p>12.5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31390967742" calcext:value-type="float">
            <text:p>12.38313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51636129032" calcext:value-type="float">
            <text:p>12.23516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24624" calcext:value-type="float">
            <text:p>12.13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53894193548" calcext:value-type="float">
            <text:p>12.07538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73672" calcext:value-type="float">
            <text:p>12.10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84487741936" calcext:value-type="float">
            <text:p>12.21844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6177142857" calcext:value-type="float">
            <text:p>12.34461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12361290323" calcext:value-type="float">
            <text:p>12.4712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53192258065" calcext:value-type="float">
            <text:p>12.59531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2284" calcext:value-type="float">
            <text:p>12.673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5850322581" calcext:value-type="float">
            <text:p>12.75558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13076" calcext:value-type="float">
            <text:p>12.95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72038709677" calcext:value-type="float">
            <text:p>13.1472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1357419355" calcext:value-type="float">
            <text:p>12.68813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318" calcext:value-type="float">
            <text:p>12.323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7945806452" calcext:value-type="float">
            <text:p>12.25679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17356" calcext:value-type="float">
            <text:p>12.311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86162580645" calcext:value-type="float">
            <text:p>12.37861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68198571429" calcext:value-type="float">
            <text:p>12.546819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51774193548" calcext:value-type="float">
            <text:p>12.6651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30807741936" calcext:value-type="float">
            <text:p>12.70308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54086451613" calcext:value-type="float">
            <text:p>12.74540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0524" calcext:value-type="float">
            <text:p>12.789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02232258065" calcext:value-type="float">
            <text:p>12.9702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2145806452" calcext:value-type="float">
            <text:p>12.95021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612" calcext:value-type="float">
            <text:p>12.64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45472258065" calcext:value-type="float">
            <text:p>12.51454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6096" calcext:value-type="float">
            <text:p>12.57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85811612903" calcext:value-type="float">
            <text:p>12.63858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1901428571" calcext:value-type="float">
            <text:p>12.679190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61663225806" calcext:value-type="float">
            <text:p>12.73616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01829677419" calcext:value-type="float">
            <text:p>12.82018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51432" calcext:value-type="float">
            <text:p>12.8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23401290323" calcext:value-type="float">
            <text:p>12.92234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20288" calcext:value-type="float">
            <text:p>13.03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546" calcext:value-type="float">
            <text:p>13.20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69032258065" calcext:value-type="float">
            <text:p>13.0769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49" calcext:value-type="float">
            <text:p>12.53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5498064516" calcext:value-type="float">
            <text:p>12.33854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42856" calcext:value-type="float">
            <text:p>12.39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1164705882" calcext:value-type="float">
            <text:p>12.4291164705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6108" calcext:value-type="float">
            <text:p>13.05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8068" calcext:value-type="float">
            <text:p>13.49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7616" calcext:value-type="float">
            <text:p>12.64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9736" calcext:value-type="float">
            <text:p>12.6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0935483871" calcext:value-type="float">
            <text:p>12.6700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60769032258" calcext:value-type="float">
            <text:p>12.58607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43112" calcext:value-type="float">
            <text:p>12.29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38883870968" calcext:value-type="float">
            <text:p>12.1838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50428" calcext:value-type="float">
            <text:p>12.255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8708387097" calcext:value-type="float">
            <text:p>12.31387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54787142857" calcext:value-type="float">
            <text:p>12.375478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04784516129" calcext:value-type="float">
            <text:p>12.4804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1301935484" calcext:value-type="float">
            <text:p>12.53313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3528" calcext:value-type="float">
            <text:p>12.57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11664516129" calcext:value-type="float">
            <text:p>12.6511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87808" calcext:value-type="float">
            <text:p>12.69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28090322581" calcext:value-type="float">
            <text:p>12.6428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4878709677" calcext:value-type="float">
            <text:p>12.75248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2787096774" calcext:value-type="float">
            <text:p>12.6152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22784" calcext:value-type="float">
            <text:p>12.69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59869677419" calcext:value-type="float">
            <text:p>12.77598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2654" calcext:value-type="float">
            <text:p>12.852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6010322581" calcext:value-type="float">
            <text:p>12.88360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13366451613" calcext:value-type="float">
            <text:p>12.93133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43328" calcext:value-type="float">
            <text:p>12.9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3349677419" calcext:value-type="float">
            <text:p>12.89333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59712" calcext:value-type="float">
            <text:p>12.87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16345806452" calcext:value-type="float">
            <text:p>12.88163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31010322581" calcext:value-type="float">
            <text:p>12.69310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17732" calcext:value-type="float">
            <text:p>12.561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01891612903" calcext:value-type="float">
            <text:p>12.55018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36984" calcext:value-type="float">
            <text:p>12.62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22709677419" calcext:value-type="float">
            <text:p>12.7622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22073103448" calcext:value-type="float">
            <text:p>12.852207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20046451613" calcext:value-type="float">
            <text:p>12.94200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7246451613" calcext:value-type="float">
            <text:p>12.98772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64764" calcext:value-type="float">
            <text:p>13.00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94047741936" calcext:value-type="float">
            <text:p>13.00940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74492" calcext:value-type="float">
            <text:p>13.01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11572903226" calcext:value-type="float">
            <text:p>12.97115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4897142857" calcext:value-type="float">
            <text:p>12.84448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41236923077" calcext:value-type="float">
            <text:p>12.654123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6225714286" calcext:value-type="float">
            <text:p>12.65562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99055483871" calcext:value-type="float">
            <text:p>12.6899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7418064516" calcext:value-type="float">
            <text:p>12.73174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9164" calcext:value-type="float">
            <text:p>12.71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33468387097" calcext:value-type="float">
            <text:p>12.69334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428" calcext:value-type="float">
            <text:p>12.6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3106666667" calcext:value-type="float">
            <text:p>12.60331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32487741936" calcext:value-type="float">
            <text:p>12.52324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5972" calcext:value-type="float">
            <text:p>12.423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1708" calcext:value-type="float">
            <text:p>12.14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01" calcext:value-type="float">
            <text:p>12.23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7532" calcext:value-type="float">
            <text:p>12.25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394" calcext:value-type="float">
            <text:p>12.47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826" calcext:value-type="float">
            <text:p>12.74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4148" calcext:value-type="float">
            <text:p>12.61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4668" calcext:value-type="float">
            <text:p>12.96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1996" calcext:value-type="float">
            <text:p>12.92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3124" calcext:value-type="float">
            <text:p>12.80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5068" calcext:value-type="float">
            <text:p>12.35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2124" calcext:value-type="float">
            <text:p>12.42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7428" calcext:value-type="float">
            <text:p>12.18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8452" calcext:value-type="float">
            <text:p>11.99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6804" calcext:value-type="float">
            <text:p>11.76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0164" calcext:value-type="float">
            <text:p>11.98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9684" calcext:value-type="float">
            <text:p>11.94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5236" calcext:value-type="float">
            <text:p>12.17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0684" calcext:value-type="float">
            <text:p>12.33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2876" calcext:value-type="float">
            <text:p>12.34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534" calcext:value-type="float">
            <text:p>12.24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0852" calcext:value-type="float">
            <text:p>12.15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206" calcext:value-type="float">
            <text:p>12.67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8532" calcext:value-type="float">
            <text:p>12.63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49" calcext:value-type="float">
            <text:p>12.53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1372" calcext:value-type="float">
            <text:p>12.50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6196" calcext:value-type="float">
            <text:p>12.23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3356" calcext:value-type="float">
            <text:p>12.37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9828" calcext:value-type="float">
            <text:p>12.33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1164" calcext:value-type="float">
            <text:p>12.36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2772" calcext:value-type="float">
            <text:p>12.27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6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286" calcext:value-type="float">
            <text:p>11.45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0396" calcext:value-type="float">
            <text:p>11.55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5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4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226089330102</text:p>
          </table:table-cell>
          <table:table-cell office:value-type="string" calcext:value-type="string">
            <text:p>194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410" meta:object-count="0"/>
    <meta:user-defined meta:name="AppVersion">3.0</meta:user-defined>
  </office:meta>
</office:document-meta>
</file>